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10cbc9" style:font-size-asian="10.5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10cbc9"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91427" officeooo:paragraph-rsid="0010cbc9" style:font-size-asian="10.5pt" style:font-weight-asian="normal" style:font-size-complex="12pt" style:font-weight-complex="normal"/>
    </style:style>
    <style:style style:name="P4" style:family="paragraph" style:parent-style-name="Standard" style:list-style-name="L2">
      <style:paragraph-properties fo:line-height="150%" fo:text-align="justify" style:justify-single-word="false"/>
      <style:text-properties style:font-name="Times New Roman" fo:font-size="12pt" fo:language="fr" fo:country="FR" style:text-underline-style="none" fo:font-weight="normal" officeooo:rsid="00191427" officeooo:paragraph-rsid="0010cbc9"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e2f776" officeooo:paragraph-rsid="0010cbc9"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0cbc9" style:font-size-asian="10.5pt" style:font-weight-asian="normal" style:font-size-complex="12pt" style:font-weight-complex="normal"/>
    </style:style>
    <style:style style:name="P7" style:family="paragraph" style:parent-style-name="Standard" style:list-style-name="L2">
      <style:paragraph-properties fo:line-height="150%" fo:text-align="justify" style:justify-single-word="false"/>
      <style:text-properties style:font-name="Times New Roman" fo:font-size="12pt" style:text-underline-style="none" fo:font-weight="normal" officeooo:rsid="00191427" officeooo:paragraph-rsid="0010cbc9"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0cbc9"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officeooo:paragraph-rsid="0010cbc9"/>
    </style:style>
    <style:style style:name="P10" style:family="paragraph" style:parent-style-name="Standard" style:list-style-name="L1"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10cbc9" style:font-size-asian="14pt" style:font-weight-asian="bold" style:font-size-complex="14pt" style:font-weight-complex="bold"/>
    </style:style>
    <style:style style:name="P11"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10cbc9" style:font-size-asian="14pt" style:font-weight-asian="bold" style:font-size-complex="14pt" style:font-weight-complex="bold"/>
    </style:style>
    <style:style style:name="P12"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13"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14"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15"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T1" style:family="text">
      <style:text-properties officeooo:rsid="0040fca8"/>
    </style:style>
    <style:style style:name="T2" style:family="text">
      <style:text-properties officeooo:rsid="00e868dc"/>
    </style:style>
    <style:style style:name="T3" style:family="text">
      <style:text-properties officeooo:rsid="003aa94d"/>
    </style:style>
    <style:style style:name="T4" style:family="text">
      <style:text-properties officeooo:rsid="001a0a0f"/>
    </style:style>
    <style:style style:name="T5"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6"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7"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8"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9"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0"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19" style:family="text">
      <style:text-properties officeooo:rsid="00e3dcc8"/>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79760460297235912" text:style-name="L1">
        <text:list-header>
          <text:p text:style-name="P10">INTRODUCTION</text:p>
        </text:list-header>
      </text:list>
      <text:p text:style-name="P2">L’informatique nous amène de plus en plus à traiter des <text:span text:style-name="T2">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La communauté Pharo est une communauté libre <text:span text:style-name="T1">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1"/>
      <text:p text:style-name="P8"><text:soft-page-break/>REMERCIEMENTS</text:p>
      <text:p text:style-name="P8"/>
      <text:p text:style-name="P6">Mes remerciements vont à :</text:p>
      <text:p text:style-name="P6"/>
      <text:list xml:id="list6193489059861801613" text:style-name="L2">
        <text:list-item>
          <text:p text:style-name="P7">M. Stéphane Ducasse, Directeur de recherche à INRIA, chef de l’équipe projet RMOD pour son encadrement, ses conseils et l’ambiance de travail qu’il mettait au sein de l’équipe afin d’assurer un travail efficace;</text:p>
        </text:list-item>
        <text:list-item>
          <text:p text:style-name="P7">M. Samuel Hym, Maître de conférences, enseignant chercheur à l’université de Lille pour son suivi, les retours et remarques apportées tout au long de ce travail;</text:p>
        </text:list-item>
        <text:list-item>
          <text:p text:style-name="P4">M. Guillermo Polito, Ingénieur de recherche, membre de l’équipe RMOD pour toutes ses connaissances qu’il m’a permis d’acquérir et son énergie <text:span text:style-name="T4">dans le travail.</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CONCLUSION</text:p>
      <text:p text:style-name="P9"><text:span text:style-name="T5">La mise en place de nouveaux modules dans Pillar est un travail en perpétuelle évolution puisque les besoins se </text:span><text:span text:style-name="T6">f</text:span><text:span text:style-name="T5">ont ressentir de jour en jour. </text:span><text:span text:style-name="T6">Ainsi nous avons pu répondre à certains de ses besoins à travers les modules que nous avons </text:span><text:span text:style-name="T7">mis</text:span><text:span text:style-name="T6">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8">Nous <text:s/>avons effectivement conçu un archetype </text:span><text:span text:style-name="T9">pillar </text:span><text:span text:style-name="T8">proposant un menu de navi</text:span><text:span text:style-name="T9">guation. Le module d’extraction de table des matières permet d’avoir un objet qui est inflaté dans le template mustache permettant ainsi d’avoir une page html avec un menu de naviguation du document. </text:span><text:span text:style-name="T10">Après l’intégration de ce module dans le processus de génération de pillar, il a pu être testé et apprécié à travers la migration de certains livres de la communauté. </text:span></text:p>
      <text:p text:style-name="P9"><text:span text:style-name="T11">Cette période de travail au sein de l’équipe Rmod a permis de faire une passe sur pillar permettant de nettoyer l’environnement, de réorganiser le modèle </text:span><text:span text:style-name="T12">objet de pillar, de repenser certaines méthodes de génération existantes. </text:span><text:span text:style-name="T13">Nous avons ainsi pu faire une release de pillar incluant la génération de livres sous formats html avec naviguation, une meilleure stabilité assur</text:span><text:span text:style-name="T14">ée</text:span><text:span text:style-name="T13"> par une </text:span><text:span text:style-name="T14">meilleure</text:span><text:span text:style-name="T13"> couverture de tests, </text:span><text:span text:style-name="T14">une documentation </text:span><text:span text:style-name="T15">mise à jour. Ceci permettant donc une meilleure utilisation et exploitation de pillar pour gérer les documents, articles et livres. </text:span><text:span text:style-name="T16">Il y a encore quelques </text:span><text:span text:style-name="T17">étapes de la génération</text:span><text:span text:style-name="T16"> </text:span><text:span text:style-name="T17">qu’on pourrait faire</text:span><text:span text:style-name="T16"> évoluer, l</text:span><text:span text:style-name="T17">eur</text:span><text:span text:style-name="T16"> </text:span><text:span text:style-name="T17">conception</text:span><text:span text:style-name="T16">. </text:span><text:span text:style-name="T18">Egalement Pillar permettant de générer des pages web, on essaie d’exploiter cette fonctionnalité pour mettre en place un outil de génération complet de sites web statiques.</text:span></text:p>
      <text:p text:style-name="P5">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 text:style-name="T19">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6:44:15.459916904</meta:creation-date>
    <dc:date>2018-05-26T16:46:38.988571819</dc:date>
    <meta:editing-duration>PT2M24S</meta:editing-duration>
    <meta:editing-cycles>1</meta:editing-cycles>
    <meta:document-statistic meta:table-count="0" meta:image-count="0" meta:object-count="0" meta:page-count="3" meta:paragraph-count="16" meta:word-count="925" meta:character-count="5827" meta:non-whitespace-character-count="4914"/>
    <meta:generator>LibreOffice/5.1.6.2$Linux_X86_64 LibreOffice_project/10m0$Build-2</meta:generator>
  </office:meta>
</office:document-meta>
</file>